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T1" style:family="text">
      <style:text-properties officeooo:rsid="006bda47"/>
    </style:style>
    <style:style style:name="T2" style:family="text">
      <style:text-properties officeooo:rsid="006cd1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<text:span text:style-name="T2">Poszerzanie wiedzy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1T11:28:31.411558492</dc:date>
    <meta:editing-duration>P1DT5H51M50S</meta:editing-duration>
    <meta:editing-cycles>66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